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0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<text:span text:style-name="T2"> </text:span><text:span text:style-name="T1">database</text:span><text:span text:style-name="T2"> ContactsTest</text:span></text:p>
      <text:p text:style-name="P2">go</text:p>
      <text:p text:style-name="P1"><text:span text:style-name="T1">use</text:span><text:span text:style-name="T2"> ContactsTest</text:span></text:p>
      <text:p text:style-name="P2">go</text:p>
      <text:p text:style-name="P3"/>
      <text:p text:style-name="P1"><text:span text:style-name="T1">create</text:span><text:span text:style-name="T2"> </text:span><text:span text:style-name="T1">table</text:span><text:span text:style-name="T2"> Contact</text:span><text:span text:style-name="T1"> </text:span><text:span text:style-name="T3">(</text:span></text:p>
      <text:p text:style-name="P1"><text:span text:style-name="T2"><text:tab/>ID </text:span><text:span text:style-name="T1">int</text:span><text:span text:style-name="T2"> </text:span><text:span text:style-name="T3">not</text:span><text:span text:style-name="T2"> </text:span><text:span text:style-name="T3">null</text:span><text:span text:style-name="T2"> </text:span><text:span text:style-name="T1">primary</text:span><text:span text:style-name="T2"> </text:span><text:span text:style-name="T1">key</text:span><text:span text:style-name="T2"> </text:span><text:span text:style-name="T1">identity</text:span><text:span text:style-name="T3">,</text:span></text:p>
      <text:p text:style-name="P1"><text:span text:style-name="T2"><text:tab/>FirstName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LastName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SSN </text:span><text:span text:style-name="T1">varchar</text:span><text:span text:style-name="T3">(</text:span><text:span text:style-name="T2">12</text:span><text:span text:style-name="T3">)</text:span><text:span text:style-name="T2"> </text:span><text:span text:style-name="T3">null</text:span></text:p>
      <text:p text:style-name="P4">)</text:p>
      <text:p text:style-name="P2">go</text:p>
      <text:p text:style-name="P3"/>
      <text:p text:style-name="P1"><text:span text:style-name="T1">create</text:span><text:span text:style-name="T2"> </text:span><text:span text:style-name="T1">table</text:span><text:span text:style-name="T2"> Adress</text:span><text:span text:style-name="T1"> </text:span><text:span text:style-name="T3">(</text:span></text:p>
      <text:p text:style-name="P1"><text:span text:style-name="T2"><text:tab/>ID </text:span><text:span text:style-name="T1">int</text:span><text:span text:style-name="T2"> </text:span><text:span text:style-name="T3">not</text:span><text:span text:style-name="T2"> </text:span><text:span text:style-name="T3">null</text:span><text:span text:style-name="T2"> </text:span><text:span text:style-name="T1">primary</text:span><text:span text:style-name="T2"> </text:span><text:span text:style-name="T1">key</text:span><text:span text:style-name="T2"> </text:span><text:span text:style-name="T1">identity</text:span><text:span text:style-name="T3">,</text:span></text:p>
      <text:p text:style-name="P1"><text:span text:style-name="T2"><text:tab/>City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Street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Zip </text:span><text:span text:style-name="T1">varchar</text:span><text:span text:style-name="T3">(</text:span><text:span text:style-name="T2">50</text:span><text:span text:style-name="T3">)</text:span><text:span text:style-name="T2"> </text:span><text:span text:style-name="T3">not</text:span><text:span text:style-name="T2"> </text:span><text:span text:style-name="T3">null</text:span></text:p>
      <text:p text:style-name="P4">)</text:p>
      <text:p text:style-name="P2">go</text:p>
      <text:p text:style-name="P1"><text:span text:style-name="T1">create</text:span><text:span text:style-name="T2"> </text:span><text:span text:style-name="T1">table</text:span><text:span text:style-name="T2"> ContactToAdress</text:span><text:span text:style-name="T1"> </text:span><text:span text:style-name="T3">(</text:span></text:p>
      <text:p text:style-name="P1"><text:span text:style-name="T2"><text:tab/>ID </text:span><text:span text:style-name="T1">int</text:span><text:span text:style-name="T2"> </text:span><text:span text:style-name="T3">not</text:span><text:span text:style-name="T2"> </text:span><text:span text:style-name="T3">null</text:span><text:span text:style-name="T2"> </text:span><text:span text:style-name="T1">primary</text:span><text:span text:style-name="T2"> </text:span><text:span text:style-name="T1">key</text:span><text:span text:style-name="T2"> </text:span><text:span text:style-name="T1">identity</text:span><text:span text:style-name="T3">,</text:span></text:p>
      <text:p text:style-name="P1"><text:span text:style-name="T2"><text:tab/>CID </text:span><text:span text:style-name="T1">int</text:span><text:span text:style-name="T2"> </text:span><text:span text:style-name="T1">foreign</text:span><text:span text:style-name="T2"> </text:span><text:span text:style-name="T1">key</text:span><text:span text:style-name="T2"> </text:span><text:span text:style-name="T1">references</text:span><text:span text:style-name="T2"> Contact</text:span><text:span text:style-name="T3">(</text:span><text:span text:style-name="T2">ID</text:span><text:span text:style-name="T3">),</text:span></text:p>
      <text:p text:style-name="P1"><text:span text:style-name="T2"><text:tab/>AID </text:span><text:span text:style-name="T1">int</text:span><text:span text:style-name="T2"> </text:span><text:span text:style-name="T1">foreign</text:span><text:span text:style-name="T2"> </text:span><text:span text:style-name="T1">key</text:span><text:span text:style-name="T2"> </text:span><text:span text:style-name="T1">references</text:span><text:span text:style-name="T2"> Adress</text:span><text:span text:style-name="T3">(</text:span><text:span text:style-name="T2">ID</text:span><text:span text:style-name="T3">)</text:span></text:p>
      <text:p text:style-name="P1"><text:span text:style-name="T2"><text:tab/></text:span><text:span text:style-name="T1">on</text:span><text:span text:style-name="T2"> </text:span><text:span text:style-name="T1">delete</text:span><text:span text:style-name="T2"> </text:span><text:span text:style-name="T1">cascade</text:span></text:p>
      <text:p text:style-name="P4">)</text:p>
      <text:p text:style-name="P2">go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ontact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Adress</text:span></text:p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ontactToAdress</text:span></text:p>
      <text:p text:style-name="P3"/>
      <text:p text:style-name="P1"><text:span text:style-name="T1">insert</text:span><text:span text:style-name="T2"> </text:span><text:span text:style-name="T1">into</text:span><text:span text:style-name="T2"> Contact</text:span><text:span text:style-name="T1"> </text:span><text:span text:style-name="T3">(</text:span><text:span text:style-name="T2">FirstName</text:span><text:span text:style-name="T3">,</text:span><text:span text:style-name="T2"> LastName</text:span><text:span text:style-name="T3">,</text:span><text:span text:style-name="T2"> SSN</text:span><text:span text:style-name="T3">)</text:span><text:span text:style-name="T2"> </text:span><text:span text:style-name="T1">values </text:span><text:span text:style-name="T3">(</text:span><text:span text:style-name="T4">'Niklas'</text:span><text:span text:style-name="T3">,</text:span><text:span text:style-name="T2"> </text:span><text:span text:style-name="T4">'Johansson'</text:span><text:span text:style-name="T3">,</text:span><text:span text:style-name="T2"> </text:span><text:span text:style-name="T4">'860129-8618'</text:span><text:span text:style-name="T3">)</text:span><text:span text:style-name="T2"> </text:span></text:p>
      <text:p text:style-name="P2">go</text:p>
      <text:p text:style-name="P1"><text:span text:style-name="T1">insert</text:span><text:span text:style-name="T2"> </text:span><text:span text:style-name="T1">into</text:span><text:span text:style-name="T2"> Adress</text:span><text:span text:style-name="T1"> </text:span><text:span text:style-name="T3">(</text:span><text:span text:style-name="T2">City</text:span><text:span text:style-name="T3">,</text:span><text:span text:style-name="T2"> Street</text:span><text:span text:style-name="T3">,</text:span><text:span text:style-name="T2"> Zip</text:span><text:span text:style-name="T3">)</text:span><text:span text:style-name="T2"> </text:span><text:span text:style-name="T1">values </text:span><text:span text:style-name="T3">(</text:span><text:span text:style-name="T4">'Skellefteå'</text:span><text:span text:style-name="T3">,</text:span><text:span text:style-name="T2"> </text:span><text:span text:style-name="T4">'Bladgatan 72'</text:span><text:span text:style-name="T3">,</text:span><text:span text:style-name="T2"> </text:span><text:span text:style-name="T4">'93158'</text:span><text:span text:style-name="T3">)</text:span></text:p>
      <text:p text:style-name="P2">go</text:p>
      <text:p text:style-name="P1"><text:span text:style-name="T1">insert</text:span><text:span text:style-name="T2"> </text:span><text:span text:style-name="T1">into</text:span><text:span text:style-name="T2"> ContactToAdress</text:span><text:span text:style-name="T1"> </text:span><text:span text:style-name="T3">(</text:span><text:span text:style-name="T2">CID</text:span><text:span text:style-name="T3">,</text:span><text:span text:style-name="T2"> AID</text:span><text:span text:style-name="T3">)</text:span><text:span text:style-name="T2"> </text:span><text:span text:style-name="T1">values </text:span><text:span text:style-name="T3">(</text:span><text:span text:style-name="T2">2</text:span><text:span text:style-name="T3">,</text:span><text:span text:style-name="T2"> 2</text:span><text:span text:style-name="T3">)</text:span></text:p>
      <text:p text:style-name="P2">go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Contact</text:span><text:span text:style-name="T3">,</text:span><text:span text:style-name="T2"> Adress</text:span><text:span text:style-name="T3">,</text:span><text:span text:style-name="T2"> ContactToAdress </text:span><text:span text:style-name="T1">where</text:span><text:span text:style-name="T2"> Contact</text:span><text:span text:style-name="T3">.</text:span><text:span text:style-name="T2">ID </text:span><text:span text:style-name="T3">=</text:span><text:span text:style-name="T2"> ContactToAdress</text:span><text:span text:style-name="T3">.</text:span><text:span text:style-name="T2">CID </text:span><text:span text:style-name="T3">and</text:span><text:span text:style-name="T2"> Adress</text:span><text:span text:style-name="T3">.</text:span><text:span text:style-name="T2">ID </text:span><text:span text:style-name="T3">=</text:span><text:span text:style-name="T2"> ContactToAdress</text:span><text:span text:style-name="T3">.</text:span><text:span text:style-name="T2">AID</text:span></text:p>
      <text:p text:style-name="P3"/>
      <text:p text:style-name="P1"><text:span text:style-name="T1">delete</text:span><text:span text:style-name="T2"> </text:span><text:span text:style-name="T1">from</text:span><text:span text:style-name="T2"> ContactToAdress </text:span><text:span text:style-name="T1">where</text:span><text:span text:style-name="T2"> ContactToAdress</text:span><text:span text:style-name="T3">.</text:span><text:span text:style-name="T2">AID </text:span><text:span text:style-name="T3">=</text:span><text:span text:style-name="T2"> 1</text:span></text:p>
      <text:p text:style-name="P3"/>
      <text:p text:style-name="P1"><text:span text:style-name="T1">delete</text:span><text:span text:style-name="T2"> </text:span><text:span text:style-name="T1">from</text:span><text:span text:style-name="T2"> Adress </text:span><text:span text:style-name="T1">where</text:span><text:span text:style-name="T2"> ID </text:span><text:span text:style-name="T3">=</text:span><text:span text:style-name="T2"> 1</text:span></text:p>
      <text:p text:style-name="P3"/>
      <text:p text:style-name="P1"><text:span text:style-name="T1">delete</text:span><text:span text:style-name="T2"> </text:span><text:span text:style-name="T1">from</text:span><text:span text:style-name="T2"> Contact </text:span><text:span text:style-name="T1">where</text:span><text:span text:style-name="T2"> ID</text:span><text:span text:style-name="T3">=</text:span><text:span text:style-name="T2">1</text:span></text:p>
      <text:p text:style-name="P3"/>
      <text:p text:style-name="P1"><text:span text:style-name="T1">select</text:span><text:span text:style-name="T2"> </text:span><text:span text:style-name="T3">*</text:span><text:span text:style-name="T2"> </text:span><text:span text:style-name="T1">from</text:span><text:span text:style-name="T2"> ViewAddresses</text:span></text:p>
      <text:p text:style-name="P3"/>
      <text:p text:style-name="P1"><text:span text:style-name="T1">delete</text:span><text:span text:style-name="T2"> </text:span><text:span text:style-name="T1">from</text:span><text:span text:style-name="T2"> Adress </text:span><text:span text:style-name="T1">where</text:span><text:span text:style-name="T2"> ID</text:span><text:span text:style-name="T3">=</text:span><text:span text:style-name="T2">2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07T16:39:15.18</meta:creation-date>
    <meta:document-statistic meta:table-count="0" meta:image-count="0" meta:object-count="0" meta:page-count="1" meta:paragraph-count="40" meta:word-count="170" meta:character-count="1114"/>
    <dc:date>2017-08-07T16:40:07.40</dc:date>
    <dc:creator>Niklas Johansson</dc:creator>
    <meta:editing-duration>PT52S</meta:editing-duration>
    <meta:editing-cycles>1</meta:editing-cycles>
    <meta:generator>OpenOffice/4.1.3$Win32 OpenOffice.org_project/413m1$Build-9783</meta:generator>
  </office:meta>
</office:document-meta>
</file>